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 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text:style-name="Internet_20_link" text:visited-style-name="Visited_20_Internet_20_Link">https://openweathermap.org/img/wn/</text:a>&lt;id&gt;@2x.png</text:p>
      <text:p text:style-name="Standard"/>
      <text:p text:style-name="Standard">09/03 – Updated main.py to be able to receive /weather/content request</text:p>
      <text:p text:style-name="Standard">09/03 – Created functions/openweather.py</text:p>
      <text:p text:style-name="Standard">09/03 – Updated /templates/weather.html and /static/weather.css to be ready for weather forecast (saving the rest of the page for later for now)</text:p>
      <text:p text:style-name="Standard">09/03 – Found out that GET requests cannot have bodi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4S</meta:editing-duration>
    <meta:editing-cycles>13</meta:editing-cycles>
    <meta:generator>OpenOffice/4.1.13$Win32 OpenOffice.org_project/4113m1$Build-9810</meta:generator>
    <dc:date>2023-03-09T16:12:59.19</dc:date>
    <dc:creator>Jacob Vincent</dc:creator>
    <meta:document-statistic meta:table-count="0" meta:image-count="0" meta:object-count="0" meta:page-count="1" meta:paragraph-count="21" meta:word-count="170" meta:character-count="1292"/>
    <meta:user-defined meta:name="Info 1"/>
    <meta:user-defined meta:name="Info 2"/>
    <meta:user-defined meta:name="Info 3"/>
    <meta:user-defined meta:name="Info 4"/>
  </office:meta>
</office:document-meta>
</file>